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23FA4A497F5ED828378.png" manifest:media-type="image/png"/>
  <manifest:file-entry manifest:full-path="Pictures/1000000000000500000002D0B9616D5A0C4CFDAE.png" manifest:media-type="image/png"/>
  <manifest:file-entry manifest:full-path="Pictures/1000020100000235000000B4401355FF55045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05a9fc1" officeooo:paragraph-rsid="011ef639"/>
    </style:style>
    <style:style style:name="P29" style:family="paragraph" style:parent-style-name="Text_20_body">
      <style:text-properties officeooo:rsid="005a9fc1" officeooo:paragraph-rsid="0126a92f"/>
    </style:style>
    <style:style style:name="P30" style:family="paragraph" style:parent-style-name="Text_20_body">
      <style:text-properties fo:font-size="9pt" officeooo:rsid="005a9fc1" officeooo:paragraph-rsid="01255e12" style:font-size-asian="9pt" style:font-size-complex="9pt"/>
    </style:style>
    <style:style style:name="P31" style:family="paragraph" style:parent-style-name="Text_20_body">
      <style:text-properties fo:font-size="9pt" officeooo:rsid="005a9fc1" officeooo:paragraph-rsid="0126a92f" style:font-size-asian="9pt" style:font-size-complex="9pt"/>
    </style:style>
    <style:style style:name="P32" style:family="paragraph" style:parent-style-name="Text">
      <style:text-properties officeooo:rsid="0028142e" officeooo:paragraph-rsid="0028142e"/>
    </style:style>
    <style:style style:name="P33" style:family="paragraph" style:parent-style-name="Text">
      <style:text-properties officeooo:rsid="00be8645" officeooo:paragraph-rsid="00be8645"/>
    </style:style>
    <style:style style:name="P34" style:family="paragraph" style:parent-style-name="Text">
      <style:text-properties officeooo:rsid="00222ff0" officeooo:paragraph-rsid="0113e2b2"/>
    </style:style>
    <style:style style:name="P35" style:family="paragraph" style:parent-style-name="Text">
      <style:text-properties fo:font-size="12pt" officeooo:rsid="00222ff0" officeooo:paragraph-rsid="0113e2b2" style:font-size-asian="12pt" style:font-size-complex="12pt"/>
    </style:style>
    <style:style style:name="P36"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7" style:family="paragraph" style:parent-style-name="Text">
      <style:text-properties fo:font-size="12pt" officeooo:rsid="00222ff0" officeooo:paragraph-rsid="01153002" style:font-size-asian="12pt" style:font-size-complex="12pt"/>
    </style:style>
    <style:style style:name="P38" style:family="paragraph" style:parent-style-name="Text">
      <style:text-properties fo:font-size="12pt" officeooo:rsid="00222ff0" officeooo:paragraph-rsid="011b155a" style:font-size-asian="12pt" style:font-size-complex="12pt"/>
    </style:style>
    <style:style style:name="P39" style:family="paragraph" style:parent-style-name="Text">
      <style:text-properties fo:font-size="12pt" officeooo:rsid="00222ff0" officeooo:paragraph-rsid="011e2927" style:font-size-asian="12pt" style:font-size-complex="12pt"/>
    </style:style>
    <style:style style:name="P40" style:family="paragraph" style:parent-style-name="Text">
      <style:text-properties fo:font-size="12pt" officeooo:rsid="01153002" officeooo:paragraph-rsid="01153002" style:font-size-asian="12pt" style:font-size-complex="12pt"/>
    </style:style>
    <style:style style:name="P41" style:family="paragraph" style:parent-style-name="Text">
      <style:text-properties fo:font-size="12pt" officeooo:rsid="01255e12" officeooo:paragraph-rsid="01255e12" style:font-size-asian="12pt" style:font-size-complex="12pt"/>
    </style:style>
    <style:style style:name="P42" style:family="paragraph" style:parent-style-name="Text">
      <style:text-properties officeooo:rsid="00a93efa" officeooo:paragraph-rsid="00a93efa"/>
    </style:style>
    <style:style style:name="P43" style:family="paragraph" style:parent-style-name="Text">
      <style:paragraph-properties fo:text-align="center" style:justify-single-word="false"/>
      <style:text-properties officeooo:rsid="00a93efa" officeooo:paragraph-rsid="01200975"/>
    </style:style>
    <style:style style:name="P44" style:family="paragraph" style:parent-style-name="Contents_20_Heading">
      <style:paragraph-properties fo:break-before="page"/>
    </style:style>
    <style:style style:name="P45" style:family="paragraph" style:parent-style-name="Subtitle">
      <style:text-properties officeooo:rsid="010b88dd" officeooo:paragraph-rsid="010b88dd"/>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Text">
      <style:paragraph-properties fo:margin-left="0cm" fo:margin-right="0cm" fo:text-indent="0cm" style:auto-text-indent="false"/>
      <style:text-properties officeooo:paragraph-rsid="00a93efa"/>
    </style:style>
    <style:style style:name="P50" style:family="paragraph" style:parent-style-name="Illustration">
      <style:paragraph-properties fo:text-align="center" style:justify-single-word="false"/>
    </style:style>
    <style:style style:name="P51" style:family="paragraph" style:parent-style-name="Standard" style:master-page-name="Standard">
      <style:paragraph-properties style:page-number="auto"/>
    </style:style>
    <style:style style:name="P52" style:family="paragraph" style:parent-style-name="Standard" style:master-page-name="Landscape">
      <style:paragraph-properties fo:text-align="justify" style:justify-single-word="false" style:page-number="auto"/>
      <style:text-properties officeooo:rsid="0014bcc9" officeooo:paragraph-rsid="0014bcc9"/>
    </style:style>
    <style:style style:name="P53" style:family="paragraph" style:parent-style-name="Text_20_body">
      <style:text-properties fo:font-weight="bold" officeooo:rsid="005a9fc1" officeooo:paragraph-rsid="011ef639" style:font-weight-asian="bold" style:font-weight-complex="bold"/>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Heading_20_1">
      <style:text-properties officeooo:rsid="001c54ea" officeooo:paragraph-rsid="001c54ea"/>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200975"/>
    </style:style>
    <style:style style:name="P64" style:family="paragraph" style:parent-style-name="Heading_20_2">
      <style:text-properties officeooo:rsid="0113e2b2" officeooo:paragraph-rsid="0113e2b2"/>
    </style:style>
    <style:style style:name="P65" style:family="paragraph" style:parent-style-name="Heading_20_2">
      <style:text-properties officeooo:paragraph-rsid="00a4d4f7"/>
    </style:style>
    <style:style style:name="P66" style:family="paragraph" style:parent-style-name="Heading_20_2">
      <style:text-properties officeooo:paragraph-rsid="010b9ac8"/>
    </style:style>
    <style:style style:name="P67" style:family="paragraph" style:parent-style-name="Heading_20_2">
      <style:text-properties officeooo:paragraph-rsid="00af3960"/>
    </style:style>
    <style:style style:name="P68" style:family="paragraph" style:parent-style-name="Heading_20_2">
      <style:text-properties officeooo:paragraph-rsid="00a1c599"/>
    </style:style>
    <style:style style:name="P69" style:family="paragraph" style:parent-style-name="Heading_20_2">
      <style:text-properties officeooo:rsid="0035dbe3" officeooo:paragraph-rsid="0035dbe3"/>
    </style:style>
    <style:style style:name="P70" style:family="paragraph" style:parent-style-name="Heading_20_2">
      <style:text-properties officeooo:rsid="00be8645" officeooo:paragraph-rsid="00be8645"/>
    </style:style>
    <style:style style:name="P71" style:family="paragraph" style:parent-style-name="Heading_20_2">
      <style:text-properties officeooo:rsid="00c3534f" officeooo:paragraph-rsid="00c3534f"/>
    </style:style>
    <style:style style:name="P72" style:family="paragraph" style:parent-style-name="Heading_20_2">
      <style:text-properties officeooo:rsid="00c367ad" officeooo:paragraph-rsid="00c367ad"/>
    </style:style>
    <style:style style:name="P73" style:family="paragraph" style:parent-style-name="Heading_20_2">
      <style:text-properties officeooo:rsid="00e08965" officeooo:paragraph-rsid="00e08965"/>
    </style:style>
    <style:style style:name="P74" style:family="paragraph" style:parent-style-name="Heading_20_2">
      <style:text-properties officeooo:rsid="00f01d66" officeooo:paragraph-rsid="00f01d66"/>
    </style:style>
    <style:style style:name="P75" style:family="paragraph" style:parent-style-name="Heading_20_3">
      <style:text-properties officeooo:rsid="0113e2b2" officeooo:paragraph-rsid="0113e2b2"/>
    </style:style>
    <style:style style:name="P76" style:family="paragraph" style:parent-style-name="Heading_20_3">
      <style:text-properties officeooo:rsid="00be8645" officeooo:paragraph-rsid="00be8645"/>
    </style:style>
    <style:style style:name="P77" style:family="paragraph" style:parent-style-name="Heading_20_3">
      <style:text-properties officeooo:rsid="00c822cb" officeooo:paragraph-rsid="00c822cb"/>
    </style:style>
    <style:style style:name="P78" style:family="paragraph" style:parent-style-name="Heading_20_3">
      <style:text-properties officeooo:rsid="00e225bb" officeooo:paragraph-rsid="00e225bb"/>
    </style:style>
    <style:style style:name="P79"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fo:font-weight="bold" style:font-weight-asian="bold" style:font-weight-complex="bold"/>
    </style:style>
    <style:style style:name="T37" style:family="text">
      <style:text-properties officeooo:rsid="0121efb8"/>
    </style:style>
    <style:style style:name="T38" style:family="text">
      <style:text-properties officeooo:rsid="01235f98"/>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Standard"/>
      <text:p text:style-name="Standard"/>
      <text:p text:style-name="Standard"/>
      <text:p text:style-name="Standard"/>
      <text:p text:style-name="Title">Projet <text:span text:style-name="T19">ZCOM</text:span></text:p>
      <text:p text:style-name="P45"><text:span text:style-name="T2">Simon</text:span> <text:span text:style-name="T2">GRANGIER</text:span> – <text:span text:style-name="T2">Valentin</text:span> <text:span text:style-name="T2">HORTANED</text:span></text:p>
      <text:p text:style-name="Standard"/>
      <text:p text:style-name="Standard"/>
      <text:p text:style-name="Standard"/>
      <text:p text:style-name="P49"/>
      <text:p text:style-name="Standard"/>
      <text:p text:style-name="Standard"/>
      <text:p text:style-name="P2"><draw:frame draw:style-name="fr5" draw:name="Image 106" text:anchor-type="as-char" svg:y="-12.861cm" svg:width="16.164cm" svg:height="9.093cm" draw:z-index="4"><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7"><text:a xlink:type="simple" xlink:href="#__RefHeading__1316_824097905" text:style-name="Index_20_Link" text:visited-style-name="Index_20_Link">1 Objectif<text:tab/>3</text:a></text:p>
          <text:p text:style-name="P46"><text:a xlink:type="simple" xlink:href="#__RefHeading__1318_824097905" text:style-name="Index_20_Link" text:visited-style-name="Index_20_Link">1.1 Présentation générale<text:tab/>3</text:a></text:p>
          <text:p text:style-name="P46"><text:a xlink:type="simple" xlink:href="#__RefHeading__1320_824097905" text:style-name="Index_20_Link" text:visited-style-name="Index_20_Link">1.2 Règles du jeu<text:tab/>3</text:a></text:p>
          <text:p text:style-name="P46"><text:a xlink:type="simple" xlink:href="#__RefHeading__3406_1053578290" text:style-name="Index_20_Link" text:visited-style-name="Index_20_Link">1.3 Conception Logiciel<text:tab/>3</text:a></text:p>
          <text:p text:style-name="P47"><text:a xlink:type="simple" xlink:href="#__RefHeading__1322_824097905" text:style-name="Index_20_Link" text:visited-style-name="Index_20_Link">2 Description et conception des états<text:tab/>4</text:a></text:p>
          <text:p text:style-name="P46"><text:a xlink:type="simple" xlink:href="#__RefHeading__1480_1060408740" text:style-name="Index_20_Link" text:visited-style-name="Index_20_Link">2.1 Description des états<text:tab/>4</text:a></text:p>
          <text:p text:style-name="P46"><text:a xlink:type="simple" xlink:href="#__RefHeading__1484_1060408740" text:style-name="Index_20_Link" text:visited-style-name="Index_20_Link">2.2 Conception logiciel<text:tab/>4</text:a></text:p>
          <text:p text:style-name="P46"><text:a xlink:type="simple" xlink:href="#__RefHeading__1027_1053578290" text:style-name="Index_20_Link" text:visited-style-name="Index_20_Link">2.3 Conception logiciel : extension pour le rendu<text:tab/>4</text:a></text:p>
          <text:p text:style-name="P46"><text:a xlink:type="simple" xlink:href="#__RefHeading__3408_1053578290" text:style-name="Index_20_Link" text:visited-style-name="Index_20_Link">2.4 Conception logiciel : extension pour le moteur de jeu<text:tab/>4</text:a></text:p>
          <text:p text:style-name="P46"><text:a xlink:type="simple" xlink:href="#__RefHeading__2098_1060408740" text:style-name="Index_20_Link" text:visited-style-name="Index_20_Link">2.5 Ressources<text:tab/>4</text:a></text:p>
          <text:p text:style-name="P47"><text:a xlink:type="simple" xlink:href="#__RefHeading__2100_1060408740" text:style-name="Index_20_Link" text:visited-style-name="Index_20_Link">3 Rendu : Stratégie et Conception<text:tab/>6</text:a></text:p>
          <text:p text:style-name="P46"><text:a xlink:type="simple" xlink:href="#__RefHeading__2104_1060408740" text:style-name="Index_20_Link" text:visited-style-name="Index_20_Link">3.1 Stratégie de rendu d'un état<text:tab/>6</text:a></text:p>
          <text:p text:style-name="P46"><text:a xlink:type="simple" xlink:href="#__RefHeading__2118_1060408740" text:style-name="Index_20_Link" text:visited-style-name="Index_20_Link">3.2 Conception logiciel<text:tab/>6</text:a></text:p>
          <text:p text:style-name="P46"><text:a xlink:type="simple" xlink:href="#__RefHeading__3410_1053578290" text:style-name="Index_20_Link" text:visited-style-name="Index_20_Link">3.3 Conception logiciel : extension pour les animations<text:tab/>6</text:a></text:p>
          <text:p text:style-name="P46"><text:a xlink:type="simple" xlink:href="#__RefHeading__2132_1060408740" text:style-name="Index_20_Link" text:visited-style-name="Index_20_Link">3.4 Ressources<text:tab/>6</text:a></text:p>
          <text:p text:style-name="P46"><text:a xlink:type="simple" xlink:href="#__RefHeading__2136_1060408740" text:style-name="Index_20_Link" text:visited-style-name="Index_20_Link">3.5 Exemple de rendu<text:tab/>6</text:a></text:p>
          <text:p text:style-name="P47"><text:a xlink:type="simple" xlink:href="#__RefHeading__1336_824097905" text:style-name="Index_20_Link" text:visited-style-name="Index_20_Link">4 Règles de changement d'états et moteur de jeu<text:tab/>8</text:a></text:p>
          <text:p text:style-name="P46"><text:a xlink:type="simple" xlink:href="#__RefHeading__2079_824097905" text:style-name="Index_20_Link" text:visited-style-name="Index_20_Link">4.1 Horloge globale<text:tab/>8</text:a></text:p>
          <text:p text:style-name="P46"><text:a xlink:type="simple" xlink:href="#__RefHeading__2081_824097905" text:style-name="Index_20_Link" text:visited-style-name="Index_20_Link">4.2 Changements extérieurs<text:tab/>8</text:a></text:p>
          <text:p text:style-name="P46"><text:a xlink:type="simple" xlink:href="#__RefHeading__2083_824097905" text:style-name="Index_20_Link" text:visited-style-name="Index_20_Link">4.3 Changements autonomes<text:tab/>8</text:a></text:p>
          <text:p text:style-name="P46"><text:a xlink:type="simple" xlink:href="#__RefHeading__1029_1053578290" text:style-name="Index_20_Link" text:visited-style-name="Index_20_Link">4.4 Conception logiciel<text:tab/>8</text:a></text:p>
          <text:p text:style-name="P46"><text:a xlink:type="simple" xlink:href="#__RefHeading__3412_1053578290" text:style-name="Index_20_Link" text:visited-style-name="Index_20_Link">4.5 Conception logiciel : extension pour l'IA<text:tab/>8</text:a></text:p>
          <text:p text:style-name="P46"><text:a xlink:type="simple" xlink:href="#__RefHeading__1829_2123130103" text:style-name="Index_20_Link" text:visited-style-name="Index_20_Link">4.6 Conception logiciel : extension pour la parallélisation<text:tab/>8</text:a></text:p>
          <text:p text:style-name="P47"><text:a xlink:type="simple" xlink:href="#__RefHeading__1031_1053578290" text:style-name="Index_20_Link" text:visited-style-name="Index_20_Link">5 Intelligence Artificielle<text:tab/>10</text:a></text:p>
          <text:p text:style-name="P46"><text:a xlink:type="simple" xlink:href="#__RefHeading__2973_1544052078" text:style-name="Index_20_Link" text:visited-style-name="Index_20_Link">5.1 Stratégies<text:tab/>10</text:a></text:p>
          <text:p text:style-name="P48"><text:a xlink:type="simple" xlink:href="#__RefHeading__2975_1544052078" text:style-name="Index_20_Link" text:visited-style-name="Index_20_Link">5.1.1 Intelligence minimale<text:tab/>10</text:a></text:p>
          <text:p text:style-name="P48"><text:a xlink:type="simple" xlink:href="#__RefHeading__2977_1544052078" text:style-name="Index_20_Link" text:visited-style-name="Index_20_Link">5.1.2 Intelligence basée sur des heuristiques<text:tab/>10</text:a></text:p>
          <text:p text:style-name="P48"><text:a xlink:type="simple" xlink:href="#__RefHeading__2480_1544052078" text:style-name="Index_20_Link" text:visited-style-name="Index_20_Link">5.1.3 Intelligence basée sur les arbres de recherche<text:tab/>10</text:a></text:p>
          <text:p text:style-name="P46"><text:a xlink:type="simple" xlink:href="#__RefHeading__2979_1544052078" text:style-name="Index_20_Link" text:visited-style-name="Index_20_Link">5.2 Conception logiciel<text:tab/>10</text:a></text:p>
          <text:p text:style-name="P46"><text:a xlink:type="simple" xlink:href="#__RefHeading__2981_1544052078" text:style-name="Index_20_Link" text:visited-style-name="Index_20_Link">5.3 Conception logiciel : extension pour l'IA composée<text:tab/>10</text:a></text:p>
          <text:p text:style-name="P46"><text:a xlink:type="simple" xlink:href="#__RefHeading__2983_1544052078" text:style-name="Index_20_Link" text:visited-style-name="Index_20_Link">5.4 Conception logiciel : extension pour IA avancée<text:tab/>10</text:a></text:p>
          <text:p text:style-name="P46"><text:a xlink:type="simple" xlink:href="#__RefHeading__2985_1544052078" text:style-name="Index_20_Link" text:visited-style-name="Index_20_Link">5.5 Conception logiciel : extension pour la parallélisation<text:tab/>10</text:a></text:p>
          <text:p text:style-name="P47"><text:a xlink:type="simple" xlink:href="#__RefHeading__2987_1544052078" text:style-name="Index_20_Link" text:visited-style-name="Index_20_Link">6 Modularisation<text:tab/>11</text:a></text:p>
          <text:p text:style-name="P46"><text:a xlink:type="simple" xlink:href="#__RefHeading__1831_2123130103" text:style-name="Index_20_Link" text:visited-style-name="Index_20_Link">6.1 Organisation des modules<text:tab/>11</text:a></text:p>
          <text:p text:style-name="P48"><text:a xlink:type="simple" xlink:href="#__RefHeading__1833_2123130103" text:style-name="Index_20_Link" text:visited-style-name="Index_20_Link">6.1.1 Répartition sur différents threads<text:tab/>11</text:a></text:p>
          <text:p text:style-name="P48"><text:a xlink:type="simple" xlink:href="#__RefHeading__1835_2123130103" text:style-name="Index_20_Link" text:visited-style-name="Index_20_Link">6.1.2 Répartition sur différentes machines<text:tab/>11</text:a></text:p>
          <text:p text:style-name="P46"><text:a xlink:type="simple" xlink:href="#__RefHeading__1837_2123130103" text:style-name="Index_20_Link" text:visited-style-name="Index_20_Link">6.2 Conception logiciel<text:tab/>11</text:a></text:p>
          <text:p text:style-name="P46"><text:a xlink:type="simple" xlink:href="#__RefHeading__1966_2123130103" text:style-name="Index_20_Link" text:visited-style-name="Index_20_Link">6.3 Conception logiciel : extension réseau<text:tab/>11</text:a></text:p>
          <text:p text:style-name="P46"><text:a xlink:type="simple" xlink:href="#__RefHeading__1968_2123130103" text:style-name="Index_20_Link" text:visited-style-name="Index_20_Link">6.4 Conception logiciel : client Android<text:tab/>11</text:a></text:p>
        </text:index-body>
      </text:table-of-content>
      <text:p text:style-name="P2"/>
      <text:h text:style-name="P58"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63" text:outline-level="2"><text:bookmark-start text:name="__RefHeading__3406_1053578290"/>Conception Logiciel<text:bookmark-end text:name="__RefHeading__3406_1053578290"/></text:h>
      <text:p text:style-name="P41">Cmake, SFML, DIA, Boost, gcc, Microhttpd, JSO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text:p>
      <text:h text:style-name="P57" text:outline-level="1"><text:bookmark-start text:name="__RefHeading__1322_824097905"/><text:soft-page-break/>Description et conception des états<text:bookmark-end text:name="__RefHeading__1322_824097905"/></text:h>
      <text:h text:style-name="P64" text:outline-level="2">Description des états</text:h>
      <text:p text:style-name="P34">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5">— Coordonnées (x,y) dans la grille</text:p>
      <text:p text:style-name="P36">— Identifiant de type d’élément : ce nombre indique la nature de élément (ie classe)</text:p>
      <text:h text:style-name="P75" text:outline-level="3"><text:span text:style-name="T25">État</text:span> éléments fixes</text:h>
      <text:p text:style-name="P35">Le <text:span text:style-name="T20">terrain</text:span> est formé par une grille d’éléments nommé « cases ». La taille de cette grille est fixée au démarrage du niveau. Les types de cases sont :</text:p>
      <text:p text:style-name="P37">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7">— <text:span text:style-name="T22">Les espaces « montagne », qui permettent de se mettre à couvert</text:span></text:p>
      <text:p text:style-name="P40"><text:span text:style-name="T23">— </text:span>Les espaces « rivière », par dessus lesquels il est possible de tirer </text:p>
      <text:p text:style-name="P40"><text:span text:style-name="T23">— </text:span>Les « Objectif », qui ont une barre de vie. La destruction d’une de ces cases entraîne la victoire de l’équipe adverse.</text:p>
      <text:p text:style-name="P35">Cases « <text:span text:style-name="T20">Sol </text:span>». Les cases « <text:span text:style-name="T22">Sol </text:span>» sont les éléments franchissables par les éléments mobiles. On considère les types de cases « <text:span text:style-name="T22">Sol</text:span> » suivants :</text:p>
      <text:p text:style-name="P35">— Les espaces « <text:span text:style-name="T21">plaine </text:span>» <text:span text:style-name="T24">ou « pont »</text:span></text:p>
      <text:p text:style-name="P35">— Les espaces « <text:span text:style-name="T24">Apparition », sur lesquels apparaissent les nouvelles unités.</text:span></text:p>
      <text:h text:style-name="P75" text:outline-level="3"><text:span text:style-name="T25">État</text:span> éléments mobiles</text:h>
      <text:p text:style-name="P38">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9">— Status « <text:span text:style-name="T34">immobile</text:span> » : <text:span text:style-name="T35">animation d’attente jusqu’à que le status change.</text:span></text:p>
      <text:p text:style-name="P39">—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9">— Status « <text:span text:style-name="T34">attaque</text:span> » : <text:span text:style-name="T35">après sélection d’une cible, une animation d’attaque se lance selon le type d’arme.</text:span></text:p>
      <text:p text:style-name="P35">— Status « <text:span text:style-name="T34">pouvoir</text:span> » : <text:span text:style-name="T33">lorsqu’une unité détruit une unité adverse, elle évolue, changeant alors ses ses propriétés, son attaque et son pouvoir.</text:span></text:p>
      <text:p text:style-name="P35">— Status « <text:span text:style-name="T34">apparition</text:span> » : <text:span text:style-name="T34">chaque tour, une nouvelle unité apparaît dans la « zone d’apparition ».</text:span></text:p>
      <text:p text:style-name="P35">— Status « mort » : cas où <text:span text:style-name="T34">l’unité n’a plus de vie, elle quitte le terrain.</text:span></text:p>
      <text:p text:style-name="P35"/>
      <text:h text:style-name="P75" text:outline-level="3"><text:bookmark-start text:name="__RefHeading__1480_1060408740"/><text:soft-page-break/>Etat général<text:bookmark-end text:name="__RefHeading__1480_1060408740"/></text:h>
      <text:p text:style-name="P35">A l’ensemble des éléments statiques et mobiles, nous rajoutons les propriétés suivantes :</text:p>
      <text:p text:style-name="P35">— <text:span text:style-name="T37">Tour </text:span>: <text:span text:style-name="T38">définie le joueur pouvant effectuer des actions avec ses unités.</text:span></text:p>
      <text:p text:style-name="P35">— <text:span text:style-name="T37">Temps écoulé</text:span>: le nombre d’époque <text:span text:style-name="T38">depuis le début du tour d’un joueur.</text:span></text:p>
      <text:h text:style-name="Heading_20_2" text:outline-level="2"><text:bookmark-start text:name="__RefHeading__1484_1060408740"/>Conception <text:span text:style-name="T10">l</text:span>ogiciel<text:bookmark-end text:name="__RefHeading__1484_1060408740"/></text:h>
      <text:h text:style-name="Heading_20_2" text:outline-level="2"><text:bookmark-start text:name="__RefHeading__1027_1053578290"/><text:bookmark-start text:name="__DdeLink__1054_1053578290"/>Conception <text:span text:style-name="T10">l</text:span>ogiciel : <text:span text:style-name="T7">extension pour le rendu</text:span><text:bookmark-end text:name="__RefHeading__1027_1053578290"/><text:bookmark-end text:name="__DdeLink__1054_1053578290"/></text:h>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65" text:outline-level="2"><text:bookmark-start text:name="__RefHeading__2098_1060408740"/>Ressources<text:bookmark-end text:name="__RefHeading__2098_1060408740"/></text:h>
      <text:p text:style-name="P8"><draw:frame draw:style-name="fr1" draw:name="Cadre1" text:anchor-type="as-char" svg:width="16.217cm" style:rel-width="100%" svg:height="5.166cm" style:rel-height="scale-min" draw:z-index="5"><draw:text-box><text:p text:style-name="P50"><draw:frame draw:style-name="fr6" draw:name="Image2" text:anchor-type="as-char" svg:width="16.217cm" style:rel-width="100%" svg:height="5.166cm" style:rel-height="scale" draw:z-index="6"><draw:image xlink:href="Pictures/1000020100000235000000B4401355FF55045AEA.png" xlink:type="simple" xlink:show="embed" xlink:actuate="onLoad" loext:mime-type="image/png"/></draw:frame><text:span text:style-name="T31"><text:line-break/></text:span>Illustration <text:sequence text:ref-name="refIllustration0" text:name="Illustration" text:formula="ooow:Illustration+1" style:num-format="1">1</text:sequence>: Les différentes unités</text:p></draw:text-box></draw:frame></text:p>
      <text:p text:style-name="P43"/>
      <text:p text:style-name="P79"><text:soft-page-break/><draw:frame draw:style-name="fr2" draw:name="Cadre4" text:anchor-type="as-char" svg:y="-12.513cm" svg:width="16.369cm" style:rel-width="100%" svg:height="6.893cm" style:rel-height="scale-min" draw:z-index="7"><draw:text-box><text:p text:style-name="P50"><draw:frame draw:style-name="fr7" draw:name="Image4" text:anchor-type="as-char" svg:width="16.369cm" style:rel-width="100%" svg:height="6.893cm" style:rel-height="scale" draw:z-index="8"><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54"/>
      <text:p text:style-name="Text_20_body"/>
      <text:p text:style-name="Text_20_body"><draw:frame draw:style-name="fr3"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59"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66"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
      <text:h text:style-name="P67" text:outline-level="2"><text:bookmark-start text:name="__RefHeading__3410_1053578290"/>Conception <text:span text:style-name="T16">logiciel : extension pour les animations</text:span><text:bookmark-end text:name="__RefHeading__3410_1053578290"/></text:h>
      <text:p text:style-name="P27"/>
      <text:h text:style-name="P6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54"><draw:frame draw:style-name="fr3"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draw:text-box></draw:frame></text:p>
      <text:h text:style-name="P60" text:outline-level="1"><text:bookmark-start text:name="__RefHeading__1336_824097905"/>Règles de changement d'états <text:span text:style-name="T6">et moteur de jeu</text:span><text:bookmark-end text:name="__RefHeading__1336_824097905"/></text:h>
      <text:p text:style-name="P32">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69"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5">parallélisation</text:span><text:bookmark-end text:name="__RefHeading__1829_2123130103"/></text:h>
      <text:p text:style-name="P18"/>
      <text:p text:style-name="P52"><draw:frame draw:style-name="fr3"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59" text:outline-level="1"><text:bookmark-start text:name="__RefHeading__1031_1053578290"/><text:span text:style-name="T9">Intelligence</text:span> Artificielle<text:bookmark-end text:name="__RefHeading__1031_1053578290"/></text:h>
      <text:p text:style-name="P33">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70" text:outline-level="2"><text:bookmark-start text:name="__RefHeading__2973_1544052078"/>Stratégies<text:bookmark-end text:name="__RefHeading__2973_1544052078"/></text:h>
      <text:p text:style-name="P4"/>
      <text:h text:style-name="P76"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7" text:outline-level="3"><text:bookmark-start text:name="__RefHeading__2480_1544052078"/>Intelligence basée sur les arbres de recherche<text:bookmark-end text:name="__RefHeading__2480_1544052078"/></text:h>
      <text:p text:style-name="P26"/>
      <text:h text:style-name="P71" text:outline-level="2"><text:bookmark-start text:name="__RefHeading__2979_1544052078"/>Conception logiciel<text:bookmark-end text:name="__RefHeading__2979_1544052078"/></text:h>
      <text:p text:style-name="P19"/>
      <text:h text:style-name="P72" text:outline-level="2"><text:bookmark-start text:name="__RefHeading__2981_1544052078"/>Conception logiciel : extension pour <text:span text:style-name="T11">l'IA</text:span> compos<text:span text:style-name="T11">ée</text:span><text:bookmark-end text:name="__RefHeading__2981_1544052078"/></text:h>
      <text:p text:style-name="P20"/>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1"/>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61"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3" text:outline-level="2"><text:bookmark-start text:name="__RefHeading__1831_2123130103"/>Organisation des modules<text:bookmark-end text:name="__RefHeading__1831_2123130103"/></text:h>
      <text:h text:style-name="P78" text:outline-level="3"><text:bookmark-start text:name="__RefHeading__1833_2123130103"/>Répartition sur différents threads<text:bookmark-end text:name="__RefHeading__1833_2123130103"/></text:h>
      <text:p text:style-name="P10"/>
      <text:h text:style-name="P78" text:outline-level="3"><text:bookmark-start text:name="__RefHeading__1835_2123130103"/>Répartition sur différentes machines<text:bookmark-end text:name="__RefHeading__1835_2123130103"/></text:h>
      <text:p text:style-name="P12"/>
      <text:h text:style-name="P73" text:outline-level="2"><text:bookmark-start text:name="__RefHeading__1837_2123130103"/>Conception <text:span text:style-name="T13">logiciel</text:span><text:bookmark-end text:name="__RefHeading__1837_2123130103"/></text:h>
      <text:p text:style-name="P22"/>
      <text:h text:style-name="Heading_20_2" text:outline-level="2"><text:bookmark-start text:name="__RefHeading__1966_2123130103"/>Conception logiciel : extension <text:span text:style-name="T14">réseau</text:span><text:bookmark-end text:name="__RefHeading__1966_2123130103"/></text:h>
      <text:p text:style-name="P13"/>
      <text:h text:style-name="P74" text:outline-level="2"><text:bookmark-start text:name="__RefHeading__1968_2123130103"/>Conception logiciel : client Android<text:bookmark-end text:name="__RefHeading__1968_2123130103"/></text:h>
      <text:p text:style-name="P14"/>
      <text:p text:style-name="P55"/>
      <text:p text:style-name="P11"><draw:frame draw:style-name="fr4"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5</text:page-number></text:span><text:span text:style-name="MT3"><text:s/>/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5T23:09:37.989929907</dc:date>
    <meta:editing-duration>P8DT4H59M18S</meta:editing-duration>
    <meta:editing-cycles>238</meta:editing-cycles>
    <meta:generator>LibreOffice/6.0.7.3$Linux_X86_64 LibreOffice_project/00m0$Build-3</meta:generator>
    <meta:document-statistic meta:table-count="0" meta:image-count="3" meta:object-count="0" meta:page-count="15" meta:paragraph-count="123" meta:word-count="1377" meta:character-count="8506" meta:non-whitespace-character-count="7269"/>
  </office:meta>
</office:document-meta>
</file>